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5.209cm" svg:x="1.401cm" svg:y="8.443cm" presentation:class="title" presentation:user-transformed="true">
          <draw:text-box>
            <text:p><text:span text:style-name="T1">Vorstellungsrunde der Teilnehmer</text:span><text:line-break/>- warum Bierbrauen<text:line-break/>- wer hat schon Erfahru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layer="layout" svg:width="25.199cm" svg:height="6.945cm" svg:x="1.401cm" svg:y="7.575cm" presentation:class="title" presentation:user-transformed="true">
          <draw:text-box>
            <text:p><text:span text:style-name="T1">Geschichte Bier / Enstehung</text:span><text:line-break/>- gepflücktes Getreide stehen gelassen<text:line-break/>- eingeweichtes Brot für Krank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layer="layout" svg:width="25.199cm" svg:height="5.209cm" svg:x="1.401cm" svg:y="8.443cm" presentation:class="title" presentation:user-transformed="true">
          <draw:text-box>
            <text:p><text:span text:style-name="T1">Braugeräte vorstellen</text:span><text:line-break/>- Brauprotokoll verteilen<text:line-break/>- Rezept vorstellen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1" draw:layer="layout" svg:width="25.199cm" svg:height="8.681cm" svg:x="1.401cm" svg:y="6.707cm" presentation:class="title" presentation:user-transformed="true">
          <draw:text-box>
            <text:p><text:span text:style-name="T1">Start</text:span><text:line-break/>- Wasser abmessen 8L in Topf<text:line-break/>- Herdplatte an <text:line-break/>- Sicherheitshinweise<text:line-break/>- Wasser erkläre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1" draw:text-style-name="P2" draw:layer="layout" svg:width="25.199cm" svg:height="3.506cm" svg:x="1.401cm" svg:y="9.294cm" presentation:class="title" presentation:user-transformed="true">
          <draw:text-box>
            <text:p text:style-name="P2"><text:span text:style-name="T1">Brauprozess erklär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1" draw:layer="layout" svg:width="25.199cm" svg:height="5.209cm" svg:x="1.401cm" svg:y="8.443cm" presentation:class="title" presentation:user-transformed="true">
          <draw:text-box>
            <text:p><text:span text:style-name="T1">Maischeverfahren</text:span><text:line-break/>- Sudhaus<text:line-break/>- Chemie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1" draw:layer="layout" svg:width="25.199cm" svg:height="6.945cm" svg:x="1.401cm" svg:y="7.575cm" presentation:class="title" presentation:user-transformed="true">
          <draw:text-box>
            <text:p><text:span text:style-name="T1">Malz erklären</text:span><text:line-break/>- Mälzen<text:line-break/>- Malzsorten<text:line-break/>Malzfarbe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1" draw:layer="layout" svg:width="25.199cm" svg:height="5.209cm" svg:x="1.401cm" svg:y="8.443cm" presentation:class="title" presentation:user-transformed="true">
          <draw:text-box>
            <text:p><text:span text:style-name="T1">Einmaischen</text:span><text:line-break/>- Temperatur<text:line-break/>- verkleistert Eiwei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presentation:style-name="pr1" draw:layer="layout" svg:width="25.199cm" svg:height="10.417cm" svg:x="1.401cm" svg:y="5.839cm" presentation:class="title" presentation:user-transformed="true">
          <draw:text-box>
            <text:p><text:span text:style-name="T1">Eiweßrast</text:span><text:line-break/>- Temperatur<text:line-break/>- Dauer<text:line-break/>- zur Schaumbildung<text:line-break/>- besser malze nicht mehr notwendig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presentation:style-name="pr1" draw:layer="layout" svg:width="25.199cm" svg:height="8.681cm" svg:x="1.401cm" svg:y="6.707cm" presentation:class="title" presentation:user-transformed="true">
          <draw:text-box>
            <text:p><text:span text:style-name="T1">Maltoserast</text:span><text:line-break/>- Temperatur<text:line-break/>- Enzyme<text:line-break/>-Stärke in Zucker für Hefe<text:line-break/>- Alkohol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presentation:style-name="pr1" draw:layer="layout" svg:width="25.199cm" svg:height="8.681cm" svg:x="1.401cm" svg:y="6.707cm" presentation:class="title" presentation:user-transformed="true">
          <draw:text-box>
            <text:p><text:span text:style-name="T1">Verzuckerungsrast</text:span><text:line-break/>- temperatur<text:line-break/>- Enzyme beta-Amylase<text:line-break/>- unvergärbare Zucker<text:line-break/>- Vollmundigkeit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presentation:style-name="pr1" draw:layer="layout" svg:width="25.199cm" svg:height="7.101cm" svg:x="1.401cm" svg:y="7.497cm" presentation:class="title" presentation:user-transformed="true">
          <draw:text-box>
            <text:p><text:span text:style-name="T2">Abmaischen</text:span><text:line-break/>- Temperatur<text:line-break/>- stoppt Enzyme<text:line-break/>- Jodprobe 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presentation:style-name="pr1" draw:layer="layout" svg:width="25.199cm" svg:height="8.681cm" svg:x="1.401cm" svg:y="6.707cm" presentation:class="title" presentation:user-transformed="true">
          <draw:text-box>
            <text:p><text:span text:style-name="T1">Läutern</text:span><text:line-break/>- Filter aus Treber bilden<text:line-break/>- Auswaschen des Filters<text:line-break/>- Nachgussmenge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draw:frame presentation:style-name="pr1" draw:layer="layout" svg:width="25.199cm" svg:height="6.945cm" svg:x="1.401cm" svg:y="7.575cm" presentation:class="title" presentation:user-transformed="true">
          <draw:text-box>
            <text:p><text:span text:style-name="T1">Kochen</text:span><text:line-break/>- Eiweißfällung<text:line-break/>- Desinfizieren<text:line-break/>- Hopfenaromen lösen sich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draw:frame presentation:style-name="pr1" draw:layer="layout" svg:width="25.199cm" svg:height="8.681cm" svg:x="1.401cm" svg:y="6.707cm" presentation:class="title" presentation:user-transformed="true">
          <draw:text-box>
            <text:p><text:span text:style-name="T1">Hopfen</text:span><text:line-break/>- Sorten<text:line-break/>- Geschmack<text:line-break/>- Aromen<text:line-break/>- Hopfengaben: Bitter / Aroma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draw:frame presentation:style-name="pr1" draw:layer="layout" svg:width="25.199cm" svg:height="8.681cm" svg:x="1.401cm" svg:y="6.707cm" presentation:class="title" presentation:user-transformed="true">
          <draw:text-box>
            <text:p><text:span text:style-name="T1">Hefe</text:span><text:line-break/>- Sorten: ober untergärig<text:line-break/>- Geschmack<text:line-break/>- Handhabung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draw:frame presentation:style-name="pr1" draw:text-style-name="P2" draw:layer="layout" svg:width="25.199cm" svg:height="8.681cm" svg:x="1.401cm" svg:y="6.707cm" presentation:class="title" presentation:user-transformed="true">
          <draw:text-box>
            <text:p text:style-name="P2"><text:span text:style-name="T1">Reinheitsgebot</text:span><text:span text:style-name="T1"><text:line-break/></text:span><text:span text:style-name="T3">- Wittelsbacher 1516</text:span><text:span text:style-name="T3"><text:line-break/></text:span><text:span text:style-name="T3">- Weissbiermonopol</text:span><text:span text:style-name="T1"><text:line-break/></text:span><text:span text:style-name="T1">Biergesetz</text:span><text:span text:style-name="T1"><text:line-break/></text:span><text:span text:style-name="T1">Zol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draw:frame presentation:style-name="pr1" draw:layer="layout" svg:width="25.199cm" svg:height="15.625cm" svg:x="1.401cm" svg:y="3.235cm" presentation:class="title" presentation:user-transformed="true">
          <draw:text-box>
            <text:p><text:span text:style-name="T1">Ablauf zu Hause</text:span><text:line-break/>- Kühlen<text:line-break/>- Hefe zusetzen<text:line-break/>- Hauptgärung<text:line-break/>- Speisezugabe<text:line-break/>- Karbonisieren<text:line-break/>- Nachgärung<text:line-break/>- Abfüllen<text:line-break/>- Kaltreifung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draw:frame presentation:style-name="pr1" draw:layer="layout" svg:width="25.199cm" svg:height="3.506cm" svg:x="1.401cm" svg:y="9.294cm" presentation:class="title" presentation:user-transformed="true">
          <draw:text-box>
            <text:p><text:span text:style-name="T1">Filtern</text:span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draw:frame presentation:style-name="pr1" draw:text-style-name="P2" draw:layer="layout" svg:width="25.199cm" svg:height="3.506cm" svg:x="1.401cm" svg:y="9.294cm" presentation:class="title" presentation:user-transformed="true">
          <draw:text-box>
            <text:p text:style-name="P2"><text:span text:style-name="T1">Kühlen / Abfüllen Gärflasch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8T09:36:47.480000000</meta:creation-date>
    <dc:date>2018-09-18T09:58:56.171000000</dc:date>
    <meta:editing-duration>PT11M47S</meta:editing-duration>
    <meta:editing-cycles>2</meta:editing-cycles>
    <meta:generator>LibreOffice/5.2.3.3$Windows_x86 LibreOffice_project/d54a8868f08a7b39642414cf2c8ef2f228f780cf</meta:generator>
    <meta:document-statistic meta:object-count="81"/>
  </office:meta>
</office:document-meta>
</file>